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TabElement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wTabElementPag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TabElementPag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TabElementPage.getIndex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TabElementPage.NewTabElem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TabElementPage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